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family="Opus" style:font-pitch="variable" style:font-charset="x-symbol" fo:font-size="5.19999980926514pt" style:font-size-asian="5.19999980926514pt" style:font-size-complex="5.19999980926514pt"/>
    </style:style>
  </office:automatic-styles>
  <office:body>
    <office:drawing>
      <draw:page draw:name="page1" draw:style-name="dp1" draw:master-page-name="Default">
        <draw:path draw:style-name="gr1" draw:text-style-name="P1" draw:layer="layout" svg:width="0.128cm" svg:height="0.183cm" svg:x="0.008cm" svg:y="0.092cm" svg:viewBox="0 0 129 184" svg:d="m86 184c-4 0-9-1-13-2s-7-3-10-6-6-5-7-8-3-7-3-11c0-2 0-4 1-6 1-2 2-4 3-5 2-2 3-3 5-4 2-1 4-2 6-2 2 0 4 1 6 1 1 1 3 3 4 4 2 1 3 3 4 5s1 4 1 6c0 2-1 4-2 5-1 2-3 3-4 5s-4 2-5 3c-1 1-2 1-2 2 0 4 5 6 14 6 4 0 8-1 10-2 3-1 5-3 7-6s3-6 4-11c1-5 1-11 1-18 0-4 0-8-1-12-1-4-2-8-4-10s-3-6-5-7c-2-2-4-3-7-3-9 0-17 7-26 22-1-5-2-9-3-13s-2-8-4-10-3-6-5-7-3-3-6-3c-1 0-2 0-3 1v85h-7v-182h7v86c0 0 1 0 1 0s1 1 2 1c2 0 4-1 6-3s4-4 5-7 3-7 4-11 2-8 3-12c10 13 19 19 25 19 2 0 5-1 7-2s4-4 5-7 3-6 4-9 1-8 1-13c0-7 0-13-1-18s-2-8-4-10-5-5-8-6-7-1-12-1c-9 0-13 2-13 5 0 1 2 2 4 3 5 2 8 4 10 6s2 4 2 7c0 2 0 3-1 5s-2 4-3 5-3 3-5 4-4 2-6 2c-4 0-8-2-11-5s-5-7-5-12c0-6 2-12 6-18 4-4 8-7 12-8s9-2 14-2c7 0 13 1 18 3s10 4 14 7 7 8 9 12 3 11 3 17c0 5-1 11-3 16s-4 10-7 14-6 7-10 9-9 4-14 4c-9 0-17-2-22-5v0c-2 0-4 1-5 4s-2 5-2 9c0 2 0 4 0 6 1 3 1 5 2 6s1 3 2 4c1 1 2 2 3 2 3-3 6-6 10-7 3-2 7-3 11-3 5 0 10 1 14 4 5 2 9 6 12 10 3 5 6 10 7 15 2 6 3 12 3 18 0 13-4 22-11 29-8 7-18 10-32 10zm-63-183v182h-23v-18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as Nyström</meta:initial-creator>
    <meta:creation-date>2012-08-10T19:59:03.20</meta:creation-date>
    <dc:date>2012-08-10T23:57:58.58</dc:date>
    <dc:creator>Jonas Nyström</dc:creator>
    <meta:editing-duration>PT1H12M32S</meta:editing-duration>
    <meta:editing-cycles>3</meta:editing-cycles>
    <meta:generator>LibreOffice/3.3$Win32 LibreOffice_project/330m19$Build-6</meta:generator>
    <meta:document-statistic meta:object-count="1"/>
  </office:meta>
</office:document-meta>
</file>